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65e" officeooo:paragraph-rsid="0001665e"/>
    </style:style>
    <style:style style:name="P2" style:family="paragraph" style:parent-style-name="Standard">
      <style:text-properties officeooo:rsid="0002fb77" officeooo:paragraph-rsid="0002fb77"/>
    </style:style>
    <style:style style:name="P3" style:family="paragraph" style:parent-style-name="Standard">
      <style:text-properties officeooo:rsid="00059633" officeooo:paragraph-rsid="00059633"/>
    </style:style>
    <style:style style:name="P4" style:family="paragraph" style:parent-style-name="Standard">
      <style:text-properties officeooo:rsid="00074c07" officeooo:paragraph-rsid="00074c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C : prove of contain <text:s text:c="2"/>( test before presentation ) </text:p>
      <text:p text:style-name="P2">Bootsrap : FW CSS</text:p>
      <text:p text:style-name="P3">CI : continue integration (add-on)</text:p>
      <text:p text:style-name="P3">CD : continue deployment (test)</text:p>
      <text:p text:style-name="P3">devops : dev + opérateur with agile methods </text:p>
      <text:p text:style-name="P4">contentment : virtual machine to simulate server environmen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35:25.851453024</meta:creation-date>
    <dc:date>2021-03-02T11:20:55.154298022</dc:date>
    <meta:editing-duration>PT4M49S</meta:editing-duration>
    <meta:editing-cycles>1</meta:editing-cycles>
    <meta:document-statistic meta:table-count="0" meta:image-count="0" meta:object-count="0" meta:page-count="1" meta:paragraph-count="6" meta:word-count="40" meta:character-count="241" meta:non-whitespace-character-count="202"/>
    <meta:generator>LibreOffice/6.4.6.2$Linux_X86_64 LibreOffice_project/40$Build-2</meta:generator>
  </office:meta>
</office:document-meta>
</file>